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shapes>
          <draw:frame draw:z-index="0" draw:style-name="gr1" draw:text-style-name="P1" svg:width="11cm" svg:height="8cm" svg:x="6.739cm" svg:y="0cm">
            <draw:object draw:notify-on-update-of-ranges="Sheet.A2:Sheet.A7 Sheet.A1:Sheet.A1 Sheet.B2:Sheet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cm" svg:height="8cm" svg:x="17.791cm" svg:y="0cm">
            <draw:object draw:notify-on-update-of-ranges="Sheet.A10:Sheet.A15 Sheet.A9:Sheet.A9 Sheet.B10:Sheet.B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cm" svg:height="8cm" svg:x="28.746cm" svg:y="0cm">
            <draw:object draw:notify-on-update-of-ranges="Sheet.A18:Sheet.A23 Sheet.A17:Sheet.A17 Sheet.B18:Sheet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2" table:default-cell-style-name="Default"/>
        <table:table-row table:style-name="ro1">
          <table:table-cell table:style-name="ce2" office:value-type="string" calcext:value-type="string">
            <text:p>Yarn install</text:p>
          </table:table-cell>
          <table:table-cell table:style-name="ce2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A1:A65535&quot;))" office:value-type="float" office:value="1590" calcext:value-type="float">
            <text:p>1 59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B1:B65535&quot;))" office:value-type="float" office:value="2602.79245283019" calcext:value-type="float">
            <text:p>2 603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M1:M65535&quot;))" office:value-type="float" office:value="3121.98113207547" calcext:value-type="float">
            <text:p>3 122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P1:P65535&quot;))" office:value-type="float" office:value="18004.0188679245" calcext:value-type="float">
            <text:p>18 004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C1:C65535&quot;))" office:value-type="float" office:value="17881.0188679245" calcext:value-type="float">
            <text:p>17 881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D1:D65535&quot;))" office:value-type="float" office:value="10009.2264150943" calcext:value-type="float">
            <text:p>10 009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Yarn build</text:p>
          </table:table-cell>
          <table:table-cell table:style-name="ce2" office:value-type="string" calcext:value-type="string">
            <text:p>Average</text:p>
          </table:table-cell>
          <table:table-cell table:number-columns-repeated="6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E1:E65535&quot;))" office:value-type="float" office:value="958.792452830189" calcext:value-type="float">
            <text:p>959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F1:F65535&quot;))" office:value-type="float" office:value="3765.54716981132" calcext:value-type="float">
            <text:p>3 766</text:p>
          </table:table-cell>
          <table:table-cell office:value-type="string" calcext:value-type="string">
            <text:p>ms</text:p>
          </table:table-cell>
          <table:table-cell table:number-columns-repeated="5"/>
          <table:table-cell table:style-name="ce3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N1:N65535&quot;))" office:value-type="float" office:value="2897" calcext:value-type="float">
            <text:p>2 897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Q1:Q65535&quot;))" office:value-type="float" office:value="9530.28301886793" calcext:value-type="float">
            <text:p>9 530</text:p>
          </table:table-cell>
          <table:table-cell office:value-type="string" calcext:value-type="string">
            <text:p>m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G1:G65535&quot;))" office:value-type="float" office:value="7433.98113207547" calcext:value-type="float">
            <text:p>7 434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H1:H65535&quot;))" office:value-type="float" office:value="10417.1132075472" calcext:value-type="float">
            <text:p>10 417</text:p>
          </table:table-cell>
          <table:table-cell office:value-type="string" calcext:value-type="string">
            <text:p>ms</text:p>
          </table:table-cell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Build size</text:p>
          </table:table-cell>
          <table:table-cell table:style-name="ce2" office:value-type="string" calcext:value-type="string">
            <text:p>Average</text:p>
          </table:table-cell>
          <table:table-cell table:number-columns-repeated="2"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velte</text:p>
          </table:table-cell>
          <table:table-cell table:style-name="ce3" table:formula="of:=AVERAGE(INDIRECT(&quot;'./results.csv'#$results.I1:I65535&quot;))" office:value-type="float" office:value="28" calcext:value-type="float">
            <text:p>28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velteKit</text:p>
          </table:table-cell>
          <table:table-cell table:style-name="ce3" table:formula="of:=AVERAGE(INDIRECT(&quot;'./results.csv'#$results.J1:J65535&quot;))" office:value-type="float" office:value="128" calcext:value-type="float">
            <text:p>128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ue</text:p>
          </table:table-cell>
          <table:table-cell table:style-name="ce3" table:formula="of:=AVERAGE(INDIRECT(&quot;'./results.csv'#$results.O1:O65535&quot;))" office:value-type="float" office:value="76" calcext:value-type="float">
            <text:p>76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xt</text:p>
          </table:table-cell>
          <table:table-cell table:style-name="ce3" table:formula="of:=AVERAGE(INDIRECT(&quot;'./results.csv'#$results.R1:R65535&quot;))" office:value-type="float" office:value="296" calcext:value-type="float">
            <text:p>296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act</text:p>
          </table:table-cell>
          <table:table-cell table:style-name="ce3" table:formula="of:=AVERAGE(INDIRECT(&quot;'./results.csv'#$results.K1:K65535&quot;))" office:value-type="float" office:value="604" calcext:value-type="float">
            <text:p>604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xt.js</text:p>
          </table:table-cell>
          <table:table-cell table:style-name="ce3" table:formula="of:=AVERAGE(INDIRECT(&quot;'./results.csv'#$results.L1:L65535&quot;))" office:value-type="float" office:value="440" calcext:value-type="float">
            <text:p>440</text:p>
          </table:table-cell>
          <table:table-cell office:value-type="string" calcext:value-type="string">
            <text:p>K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umber of executions</text:p>
          </table:table-cell>
          <table:table-cell table:formula="of:=COUNT(INDIRECT(&quot;'./results.csv'#$results.A1:A65535&quot;))" office:value-type="float" office:value="53" calcext:value-type="float">
            <text:p>53</text:p>
          </table:table-cell>
          <table:table-cell table:number-columns-repeated="13"/>
        </table:table-row>
        <table:table-row table:style-name="ro1" table:number-rows-repeated="104855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0" number:min-decimal-places="0" number:min-integer-digits="1" number:grouping="true" number:display-factor="1000"/>
      <number:text>ms</number:text>
    </number:number-style>
    <number:number-style style:name="N109">
      <number:number number:decimal-places="0" number:min-decimal-places="0" number:min-integer-digits="0" number:grouping="true"/>
      <number:text>ms</number:text>
    </number:number-style>
    <number:number-style style:name="N110">
      <number:number number:decimal-places="0" number:min-decimal-places="0" number:min-integer-digits="0" number:grouping="true" number:display-factor="1000"/>
      <number:text>ms</number:text>
    </number:number-style>
    <number:number-style style:name="N111">
      <number:number number:decimal-places="0" number:min-decimal-places="0" number:min-integer-digits="0" number:grouping="true"/>
      <number:text> ms</number:text>
    </number:number-style>
    <number:number-style style:name="N112">
      <number:number number:decimal-places="0" number:min-decimal-places="0" number:min-integer-digits="1" number:grouping="true"/>
      <number:text> ms</number:text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9T13:47:10.276000000</dc:date>
    <meta:editing-duration>PT3H39M24S</meta:editing-duration>
    <meta:editing-cycles>55</meta:editing-cycles>
    <meta:generator>LibreOffice/7.4.5.1$Windows_X86_64 LibreOffice_project/9c0871452b3918c1019dde9bfac75448afc4b57f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0" number:min-decimal-places="0" number:min-integer-digits="0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665cm" svg:y="0.295cm" chart:style-name="ch2">
          <text:p>"yarn install" execution time
(lower is better)</text:p>
        </chart:title>
        <chart:plot-area chart:style-name="ch3" table:cell-range-address="Sheet.A1:Sheet.A7 Sheet.B2:Sheet.B7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2:Sheet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2:Sheet.B7" chart:label-cell-address="Sheet.A1:Sheet.A1" chart:class="chart:bar">
            <chart:data-point chart:style-name="ch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install</text:p>
                <draw:g>
                  <svg:desc>Sheet.A1:Sheet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2:Sheet.A7</svg:desc>
                </draw:g>
              </table:table-cell>
              <table:table-cell office:value-type="float" office:value="1590">
                <text:p>1590</text:p>
                <draw:g>
                  <svg:desc>Sheet.B2:Sheet.B7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2602.79245283019">
                <text:p>2602.79245283019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3121.98113207547">
                <text:p>3121.98113207547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18004.0188679245">
                <text:p>18004.0188679245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17881.0188679245">
                <text:p>17881.0188679245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009.2264150943">
                <text:p>10009.2264150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0" number:min-decimal-places="0" number:min-integer-digits="1" number:grouping="true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2.784cm" svg:y="0.295cm" chart:style-name="ch2">
          <text:p>"yarn build" execution time
(lower is better)</text:p>
        </chart:title>
        <chart:plot-area chart:style-name="ch3" table:cell-range-address="Sheet.A9:Sheet.A15 Sheet.B10:Sheet.B15" chart:data-source-has-labels="both" svg:x="0.22cm" svg:y="1.738cm" svg:width="10.561cm" svg:height="6.103cm">
          <chart:coordinate-region svg:x="2.085cm" svg:y="1.937cm" svg:width="8.696cm" svg:height="5.257cm"/>
          <chart:axis chart:dimension="x" chart:name="primary-x" chart:style-name="ch4" chartooo:axis-type="auto">
            <chartooo:date-scale/>
            <chart:categories table:cell-range-address="Sheet.A10:Sheet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0:Sheet.B15" chart:label-cell-address="Sheet.A9:Sheet.A9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arn build</text:p>
                <draw:g>
                  <svg:desc>Sheet.A9:Sheet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0:Sheet.A15</svg:desc>
                </draw:g>
              </table:table-cell>
              <table:table-cell office:value-type="float" office:value="958.792452830189">
                <text:p>958.792452830189</text:p>
                <draw:g>
                  <svg:desc>Sheet.B10:Sheet.B15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3765.54716981132">
                <text:p>3765.54716981132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9530.28301886793">
                <text:p>9530.28301886793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7433.98113207547">
                <text:p>7433.98113207547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10417.1132075472">
                <text:p>10417.1132075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3">
      <number:number number:decimal-places="0" number:min-decimal-places="0" number:min-integer-digits="1" number:grouping="true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001cm" svg:height="8.001cm" xlink:href=".." xlink:type="simple" chart:class="chart:bar" chart:style-name="ch1">
        <chart:title svg:x="3.856cm" svg:y="0.295cm" chart:style-name="ch2">
          <text:p>Final build size
(lower is better)</text:p>
        </chart:title>
        <chart:plot-area chart:style-name="ch3" table:cell-range-address="Sheet.A17:Sheet.A23 Sheet.B18:Sheet.B23" chart:data-source-has-labels="both" svg:x="0.22cm" svg:y="1.738cm" svg:width="10.561cm" svg:height="6.103cm">
          <chart:coordinate-region svg:x="1.609cm" svg:y="1.937cm" svg:width="9.172cm" svg:height="5.257cm"/>
          <chart:axis chart:dimension="x" chart:name="primary-x" chart:style-name="ch4" chartooo:axis-type="auto">
            <chartooo:date-scale/>
            <chart:categories table:cell-range-address="Sheet.A18:Sheet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.B18:Sheet.B23" chart:label-cell-address="Sheet.A17:Sheet.A1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 size</text:p>
                <draw:g>
                  <svg:desc>Sheet.A17:Sheet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velte</text:p>
                <draw:g>
                  <svg:desc>Sheet.A18:Sheet.A23</svg:desc>
                </draw:g>
              </table:table-cell>
              <table:table-cell office:value-type="float" office:value="28">
                <text:p>28</text:p>
                <draw:g>
                  <svg:desc>Sheet.B18:Sheet.B23</svg:desc>
                </draw:g>
              </table:table-cell>
            </table:table-row>
            <table:table-row>
              <table:table-cell office:value-type="string">
                <text:p>SvelteKit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Vue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Nuxt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React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Next.js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5.1$Windows_X86_64 LibreOffice_project/9c0871452b3918c1019dde9bfac75448afc4b57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